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3">
      <style:paragraph-properties fo:margin-left="0.5in" fo:margin-right="0in" fo:text-align="justify" style:justify-single-word="false"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3">
      <style:paragraph-properties fo:margin-left="1in" fo:margin-right="0in" fo:text-indent="-0.25in" style:auto-text-indent="false"/>
    </style:style>
    <style:style style:name="P6" style:family="paragraph" style:parent-style-name="Standard" style:list-style-name="WWNum3">
      <style:paragraph-properties fo:margin-left="1in" fo:margin-right="0in" fo:text-align="justify" style:justify-single-word="false" fo:text-indent="-0.25in" style:auto-text-indent="false"/>
    </style:style>
    <style:style style:name="P7" style:family="paragraph" style:parent-style-name="Standard" style:list-style-name="WWNum2">
      <style:paragraph-properties fo:margin-left="1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list-style-name="WWNum3">
      <style:paragraph-properties fo:margin-left="1.5in" fo:margin-right="0in" fo:text-indent="-0.25in" style:auto-text-indent="false"/>
    </style:style>
    <style:style style:name="P12" style:family="paragraph" style:parent-style-name="Standard" style:list-style-name="WWNum1">
      <style:paragraph-properties fo:margin-left="1.5in" fo:margin-right="0in" fo:text-indent="-0.25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1in" fo:margin-right="0in" fo:text-indent="0in" style:auto-text-indent="false"/>
    </style:style>
    <style:style style:name="P15" style:family="paragraph" style:parent-style-name="Standard">
      <style:paragraph-properties fo:margin-left="1in" fo:margin-right="0in" fo:text-align="justify" style:justify-single-word="false" fo:text-indent="0in" style:auto-text-indent="false"/>
    </style:style>
    <style:style style:name="P16" style:family="paragraph" style:parent-style-name="Standard">
      <style:paragraph-properties fo:margin-left="1in" fo:margin-right="0in" fo:text-indent="0.5in" style:auto-text-indent="false"/>
    </style:style>
    <style:style style:name="P17" style:family="paragraph" style:parent-style-name="Standard">
      <style:paragraph-properties fo:margin-left="1.5in" fo:margin-right="0in" fo:text-indent="0in" style:auto-text-indent="false"/>
    </style:style>
    <style:style style:name="P18" style:family="paragraph" style:parent-style-name="Heading_20_2"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1fff26z2bfey"/><text:span text:style-name="T1">16 Series</text:span></text:p>
      <text:p text:style-name="Standard"><text:span text:style-name="T1"><text:s/>Section A</text:span></text:p>
      <text:list xml:id="list2794327410" text:style-name="WWNum3">
        <text:list-item>
          <text:p text:style-name="P1">Q1</text:p>
          <text:list>
            <text:list-item>
              <text:p text:style-name="P5">What do you mean by computer organization and computer architecture?</text:p>
            </text:list-item>
            <text:list-item>
              <text:p text:style-name="P6">List and briefly define some of the techniques used in contemporary processors to increase speed.</text:p>
            </text:list-item>
            <text:list-item>
              <text:p text:style-name="P6">Explain the differences between multicore systems and MICs.</text:p>
            </text:list-item>
            <text:list-item>
              <text:p text:style-name="P6">What are the basic measures used to express computer performance?</text:p>
            </text:list-item>
          </text:list>
        </text:list-item>
        <text:list-item>
          <text:p text:style-name="P2">Q2</text:p>
          <text:list>
            <text:list-item>
              <text:p text:style-name="P6">What is Moore's law? What is the importance of performance balancement?</text:p>
            </text:list-item>
            <text:list-item>
              <text:p text:style-name="P6">A benchmark program is run on an 80 MHz processor. The executed program consists of 1,00,000 instructions with the following: Determine the effective CPI, MIPS rate and execution time for this program.</text:p>
            </text:list-item>
          </text:list>
        </text:list-item>
        <text:list-item>
          <text:p text:style-name="P2">Q3</text:p>
          <text:list>
            <text:list-item>
              <text:p text:style-name="P6">Describe the Instruction cycle state diagram.</text:p>
            </text:list-item>
            <text:list-item>
              <text:p text:style-name="P6">What is an interrupt? Draw the program flow diagram for the both case of short I/O wait and long I/O wait with an interrupt system.</text:p>
            </text:list-item>
            <text:list-item>
              <text:p text:style-name="P6">Give an example of the approach of priority interrupt technique to handle multiple interrupts and explain it.</text:p>
            </text:list-item>
          </text:list>
        </text:list-item>
        <text:list-item>
          <text:p text:style-name="P2">Q4</text:p>
          <text:list>
            <text:list-item>
              <text:p text:style-name="P6">What is the general relationship among access time, memory cost and capacity?</text:p>
            </text:list-item>
            <text:list-item>
              <text:p text:style-name="P6">Briefly explain direct mapping, associative mapping and set-associative mapping.</text:p>
            </text:list-item>
            <text:list-item>
              <text:p text:style-name="P6">What are the differences between DRAM and SRAM in terms of characteristics such as speed, size and cost?</text:p>
            </text:list-item>
          </text:list>
        </text:list-item>
      </text:list>
      <text:p text:style-name="P10"><text:span text:style-name="T1"><text:s/>Section B</text:span></text:p>
      <text:list xml:id="list190427991376754" text:continue-numbering="true" text:style-name="WWNum3">
        <text:list-item>
          <text:p text:style-name="P2">Q5</text:p>
          <text:list>
            <text:list-item>
              <text:p text:style-name="P6"><text:soft-page-break/>List and briefly explain five important instruction set design issues.</text:p>
            </text:list-item>
            <text:list-item>
              <text:p text:style-name="P6">Draw the instruction cycle state diagram with proper labeling.</text:p>
            </text:list-item>
            <text:list-item>
              <text:p text:style-name="P6">Briefly explain with necessary drawings direct addressing and relative addressing.</text:p>
            </text:list-item>
          </text:list>
        </text:list-item>
        <text:list-item>
          <text:p text:style-name="P2">Q6</text:p>
          <text:list>
            <text:list-item>
              <text:p text:style-name="P5">Consider the five instructions to execute I1, I2, I3, I4 and I5. Each has 4 steps (F.D,E.W). Each part has 1.5 clock cycles to execute. Compare the performance of</text:p>
              <text:list>
                <text:list-item>
                  <text:p text:style-name="P11">Pipelining</text:p>
                </text:list-item>
                <text:list-item>
                  <text:p text:style-name="P11">Super pipelining</text:p>
                </text:list-item>
                <text:list-item>
                  <text:p text:style-name="P11">Scalar pipelining</text:p>
                </text:list-item>
              </text:list>
            </text:list-item>
            <text:list-item>
              <text:p text:style-name="P5">Briefly describe MAR, MBR, PC and IR with figures.</text:p>
            </text:list-item>
            <text:list-item>
              <text:p text:style-name="P5">What do you mean by RAID?</text:p>
            </text:list-item>
          </text:list>
        </text:list-item>
      </text:list>
      <text:p text:style-name="P13"/>
      <text:p text:style-name="P13"/>
      <text:p text:style-name="P13"/>
      <text:p text:style-name="P13"/>
      <text:p text:style-name="P13"/>
      <text:list xml:id="list190429402244385" text:continue-numbering="true" text:style-name="WWNum3">
        <text:list-item>
          <text:p text:style-name="P1">Q7</text:p>
          <text:list>
            <text:list-item>
              <text:p text:style-name="P5">What are some typical distinguishing characteristics of RISC organization and CiSC organization?</text:p>
            </text:list-item>
            <text:list-item>
              <text:p text:style-name="P5">Consider the following high level instruction:</text:p>
            </text:list-item>
          </text:list>
        </text:list-item>
      </text:list>
      <text:p text:style-name="P14"><text:s text:c="6"/><text:tab/><text:tab/><text:tab/>Result =2A+3B-C.</text:p>
      <text:p text:style-name="P14">Now write down the assembly instructions for the above expression considering both RISC and CISC organization.</text:p>
      <text:list xml:id="list190427545773037" text:continue-numbering="true" text:style-name="WWNum3">
        <text:list-item>
          <text:list>
            <text:list-item>
              <text:p text:style-name="P5">Write a short note on the operating system call.</text:p>
            </text:list-item>
          </text:list>
        </text:list-item>
      </text:list>
      <text:p text:style-name="P14"><text:soft-page-break/></text:p>
      <text:list xml:id="list190428802600885" text:continue-numbering="true" text:style-name="WWNum3">
        <text:list-item>
          <text:p text:style-name="P1">Q8</text:p>
          <text:list>
            <text:list-item>
              <text:p text:style-name="P5">What is instruction-level parallelism?</text:p>
            </text:list-item>
            <text:list-item>
              <text:p text:style-name="P5">What is FPCA? Draw a simple FPGA logic block.</text:p>
            </text:list-item>
            <text:list-item>
              <text:p text:style-name="P5">What is virtual memory? Discuss paging.</text:p>
            </text:list-item>
            <text:list-item>
              <text:p text:style-name="P5">Discuss the workíig procedure of cache memory to speed up the μp operation.</text:p>
            </text:list-item>
          </text:list>
        </text:list-item>
      </text:list>
      <text:p text:style-name="Heading_20_2"><text:bookmark text:name="_lreix5ahhdlo"/><text:span text:style-name="T1">17 Series</text:span></text:p>
      <text:list xml:id="list758131972" text:style-name="WWNum2">
        <text:list-item>
          <text:p text:style-name="P3">Q1</text:p>
          <text:list>
            <text:list-item>
              <text:p text:style-name="P7">What is the relationship between computer architecture and organization? Explain briefly.</text:p>
            </text:list-item>
            <text:list-item>
              <text:p text:style-name="P7">Define the following terms: (i) PC, (ii) IR, (iii) MAR, (iv) MBR</text:p>
            </text:list-item>
            <text:list-item>
              <text:p text:style-name="P7">Perform the following operations by showing program execution:</text:p>
            </text:list-item>
          </text:list>
        </text:list-item>
      </text:list>
      <text:p text:style-name="P14">A program fragment that adds the contents of the memory word at address 940 to the contents of the memory word at address 941 and stores the result in the later section. Also shows the contents of AC, PC, IR for each step.</text:p>
      <text:list xml:id="list190429118560229" text:continue-numbering="true" text:style-name="WWNum2">
        <text:list-item>
          <text:p text:style-name="P3">Q2</text:p>
          <text:list>
            <text:list-item>
              <text:p text:style-name="P7">A benchmark program is run on an 80 MHz processor. The executed program consists of 10,000 instraition executions. with the following instruction mix and clock cycle count:</text:p>
            </text:list-item>
          </text:list>
        </text:list-item>
      </text:list>
      <text:p text:style-name="P14"/>
      <text:p text:style-name="P14">Determine the effective CPI, MIPS rate, and execution time for this program.</text:p>
      <text:list xml:id="list190427642492361" text:continue-numbering="true" text:style-name="WWNum2">
        <text:list-item>
          <text:list>
            <text:list-item>
              <text:p text:style-name="P7">List and briefly explain two approaches to dealing with multiple interrupts.</text:p>
            </text:list-item>
            <text:list-item>
              <text:p text:style-name="P7">Consider a μp generating a 16-bit address and having a 16-bit data bus. What is the maximum memory address space that the processor can access directly if it is connected to a 16-bit memory?</text:p>
            </text:list-item>
          </text:list>
        </text:list-item>
        <text:list-item>
          <text:p text:style-name="P3">Q3</text:p>
          <text:list>
            <text:list-item>
              <text:p text:style-name="P7">Draw the flowchart for unsigned binary division and solve the problem where 7 is divided by 3.</text:p>
            </text:list-item>
            <text:list-item>
              <text:p text:style-name="P7">Represent 263.3 in IEEE 754 32-Bit floating point notation.</text:p>
            </text:list-item>
            <text:list-item>
              <text:p text:style-name="P7"><text:soft-page-break/>Consider a 32 bit hexadecimal value 12345678 and that it is stored in a 32 bit word in byte addressable memory at byte location 184. Store this value using both big endian and little endian techniques.</text:p>
            </text:list-item>
          </text:list>
        </text:list-item>
        <text:list-item>
          <text:p text:style-name="P3">Q4</text:p>
          <text:list>
            <text:list-item>
              <text:p text:style-name="P7">Briefly define the seven RAID levels.</text:p>
            </text:list-item>
            <text:list-item>
              <text:p text:style-name="P7">Write down the hardware events that occur when an I/O device completes an I/O operation in the case of interrupt-driven I/O.</text:p>
            </text:list-item>
            <text:list-item>
              <text:p text:style-name="P7">What are the drawbacks of programmed and Interrupt-driven I/O? What is the function of DMA?</text:p>
            </text:list-item>
          </text:list>
        </text:list-item>
        <text:list-item>
          <text:p text:style-name="P3">Q5</text:p>
          <text:list>
            <text:list-item>
              <text:p text:style-name="P7">What is the purpose of translation lookaside buffers?</text:p>
            </text:list-item>
            <text:list-item>
              <text:p text:style-name="P7">What are the differences between big endian and little endian?</text:p>
            </text:list-item>
            <text:list-item>
              <text:p text:style-name="P7">Compare zero, one, two and three- addresses machines by writing programs to compute X=(A+B x C) / (D-E x F) for each of the four machines.</text:p>
            </text:list-item>
          </text:list>
        </text:list-item>
        <text:list-item>
          <text:p text:style-name="P3">Q6</text:p>
          <text:list>
            <text:list-item>
              <text:p text:style-name="P7">Show the instruction formats of R-type, I-type, and J-type.</text:p>
            </text:list-item>
            <text:list-item>
              <text:p text:style-name="P7">Writing MPS code for the following C code:</text:p>
            </text:list-item>
          </text:list>
        </text:list-item>
      </text:list>
      <text:p text:style-name="P14">//code (see question) </text:p>
      <text:list xml:id="list190428157020815" text:continue-numbering="true" text:style-name="WWNum2">
        <text:list-item>
          <text:p text:style-name="P3">Q7</text:p>
          <text:list>
            <text:list-item>
              <text:p text:style-name="P7">Identity the write-read, write-write and read-Write dependencies in the following sequence:</text:p>
            </text:list-item>
          </text:list>
        </text:list-item>
      </text:list>
      <text:p text:style-name="P14">I1: R1=50</text:p>
      <text:p text:style-name="P14">l2: R1=R3+R4</text:p>
      <text:p text:style-name="P14">I3: R2=R4-10</text:p>
      <text:p text:style-name="P14">l4: R4=R1+R2</text:p>
      <text:p text:style-name="P14">I5: R2=R1+45</text:p>
      <text:list xml:id="list190429406355195" text:continue-numbering="true" text:style-name="WWNum2">
        <text:list-item>
          <text:list>
            <text:list-item>
              <text:p text:style-name="P7">Differentiate between multiprogramming and multiprocessing.</text:p>
            </text:list-item>
            <text:list-item>
              <text:p text:style-name="P7"><text:soft-page-break/>Explain the taxonomy of parallel processor architecture.</text:p>
            </text:list-item>
          </text:list>
        </text:list-item>
        <text:list-item>
          <text:p text:style-name="P3">Q8</text:p>
          <text:list>
            <text:list-item>
              <text:p text:style-name="P7">Define FPGA. Draw and explain the basic architecture of FPGA.</text:p>
            </text:list-item>
            <text:list-item>
              <text:p text:style-name="P7">Explain some real-world applications of FPGA.</text:p>
            </text:list-item>
            <text:list-item>
              <text:p text:style-name="P7">Distinguish between ASCI and FPGA.</text:p>
            </text:list-item>
          </text:list>
        </text:list-item>
      </text:list>
      <text:p text:style-name="P9"/>
      <text:p text:style-name="Heading_20_2"><text:bookmark text:name="_s220tfikvtzg"/><text:span text:style-name="T1">15 Series</text:span></text:p>
      <text:list xml:id="list4237576965" text:style-name="WWNum1">
        <text:list-item>
          <text:p text:style-name="P4">Q1</text:p>
          <text:list>
            <text:list-item>
              <text:p text:style-name="P8">What do you mean by computer architecture? Specify some architectural</text:p>
            </text:list-item>
          </text:list>
        </text:list-item>
      </text:list>
      <text:p text:style-name="P14">attributes that have a direct impact on the logical execution of a program.</text:p>
      <text:list xml:id="list190427718531957" text:continue-numbering="true" text:style-name="WWNum1">
        <text:list-item>
          <text:list>
            <text:list-item>
              <text:p text:style-name="P8">Describe the basic functions of the major structural components of CPU.</text:p>
            </text:list-item>
            <text:list-item>
              <text:p text:style-name="P8">What is interrupt? Draw the flow diagram showing the flow of data during the interrupt cycle.</text:p>
            </text:list-item>
          </text:list>
        </text:list-item>
        <text:list-item>
          <text:p text:style-name="P4">Q2</text:p>
          <text:list>
            <text:list-item>
              <text:p text:style-name="P8">Represent the decimal values-128, -127,-27, 100, 128 as signed, 8-bit numbers in the following binary formats:</text:p>
              <text:list>
                <text:list-item>
                  <text:p text:style-name="P12">Sign-magnitude representation,</text:p>
                </text:list-item>
                <text:list-item>
                  <text:p text:style-name="P12">1's complement representation,</text:p>
                </text:list-item>
                <text:list-item>
                  <text:p text:style-name="P12">2's complement representation.</text:p>
                </text:list-item>
              </text:list>
            </text:list-item>
            <text:list-item>
              <text:p text:style-name="P8">What are the advantages of 2's complement representation over sign-magnitude representation and 1's complement representation?</text:p>
            </text:list-item>
            <text:list-item>
              <text:p text:style-name="P8">Explain how to determine if a number is negative in the following representations:</text:p>
              <text:list>
                <text:list-item>
                  <text:p text:style-name="P12">Sign-magnitude representation,</text:p>
                </text:list-item>
                <text:list-item>
                  <text:p text:style-name="P12">1's complement representation,</text:p>
                </text:list-item>
                <text:list-item>
                  <text:p text:style-name="P12"><text:soft-page-break/>2's complement representation.</text:p>
                </text:list-item>
              </text:list>
            </text:list-item>
          </text:list>
        </text:list-item>
        <text:list-item>
          <text:p text:style-name="P4">Q3</text:p>
          <text:list>
            <text:list-item>
              <text:p text:style-name="P8">Determine whether the following statements are true or false. Provide some logic to support your answers:</text:p>
              <text:list>
                <text:list-item>
                  <text:p text:style-name="P12">Pipelining results in an individual instruction being executed faster.</text:p>
                </text:list-item>
                <text:list-item>
                  <text:p text:style-name="P12">Maximum number of addresses might be needed in a machine</text:p>
                </text:list-item>
              </text:list>
            </text:list-item>
          </text:list>
        </text:list-item>
      </text:list>
      <text:p text:style-name="P16">instruction is four.</text:p>
      <text:list xml:id="list190427956475975" text:continue-numbering="true" text:style-name="WWNum1">
        <text:list-item>
          <text:list>
            <text:list-item>
              <text:list>
                <text:list-item>
                  <text:p text:style-name="P12">Fewer addresses per instruction always speed up the execution of the</text:p>
                </text:list-item>
              </text:list>
            </text:list-item>
          </text:list>
        </text:list-item>
      </text:list>
      <text:p text:style-name="P17">entire program.</text:p>
      <text:list xml:id="list190428194874663" text:continue-numbering="true" text:style-name="WWNum1">
        <text:list-item>
          <text:p text:style-name="P4">Q4</text:p>
          <text:list>
            <text:list-item>
              <text:p text:style-name="P8">Express the following numbers in IEEE 32-bit floating point format:</text:p>
              <text:list>
                <text:list-item>
                  <text:p text:style-name="P12">-3.5</text:p>
                </text:list-item>
                <text:list-item>
                  <text:p text:style-name="P12">5/16</text:p>
                </text:list-item>
              </text:list>
            </text:list-item>
            <text:list-item>
              <text:p text:style-name="P8">Divide (13)<text:span text:style-name="T3">10</text:span> by (3)<text:span text:style-name="T3">10</text:span> in 4-bit binary 2's complement notation by using unsigned</text:p>
            </text:list-item>
          </text:list>
        </text:list-item>
      </text:list>
      <text:p text:style-name="P14">binary division algorithm.</text:p>
      <text:list xml:id="list190428480794780" text:continue-numbering="true" text:style-name="WWNum1">
        <text:list-item>
          <text:list>
            <text:list-item>
              <text:p text:style-name="P8">What is machine instruction? What are the typical elements of a machine instruction?</text:p>
            </text:list-item>
          </text:list>
        </text:list-item>
        <text:list-item>
          <text:p text:style-name="P4">Q5</text:p>
          <text:list>
            <text:list-item>
              <text:p text:style-name="P8">Distinguish between computer organization &amp; computer architecture with</text:p>
            </text:list-item>
          </text:list>
        </text:list-item>
      </text:list>
      <text:p text:style-name="P14">a proper example.</text:p>
      <text:list xml:id="list190428408790819" text:continue-numbering="true" text:style-name="WWNum1">
        <text:list-item>
          <text:list>
            <text:list-item>
              <text:p text:style-name="P8">Identify the performance factor associated with processor execution time. Show their relation with the system attributes.</text:p>
            </text:list-item>
            <text:list-item>
              <text:p text:style-name="P8">Briefly describe the approaches used in multiple interrupt handling with</text:p>
            </text:list-item>
          </text:list>
        </text:list-item>
      </text:list>
      <text:p text:style-name="P14">illustration of transfer of control.</text:p>
      <text:list xml:id="list190428720834046" text:continue-numbering="true" text:style-name="WWNum1">
        <text:list-item>
          <text:p text:style-name="P4"><text:soft-page-break/>Q6</text:p>
          <text:list>
            <text:list-item>
              <text:p text:style-name="P8">"If a large number of devices are connected to the bus performance will suffer"- is this statement true? If so then mention the reasons why?</text:p>
            </text:list-item>
            <text:list-item>
              <text:p text:style-name="P8">Draw and explain the instruction state diagram with interrupts.</text:p>
            </text:list-item>
            <text:list-item>
              <text:p text:style-name="P8">Consider execution of 2 million instructions on a 600 MHz processor. The program consists of four major types of instructions. The instruction mix and the CPI for each instruction type are given below.</text:p>
            </text:list-item>
          </text:list>
        </text:list-item>
      </text:list>
      <text:p text:style-name="P14">// table (see question)</text:p>
      <text:p text:style-name="P14">Now calculate the average CPl and corresponding MIPS rate when the program is executed on a uniprocessor</text:p>
      <text:list xml:id="list190429234719211" text:continue-numbering="true" text:style-name="WWNum1">
        <text:list-item>
          <text:p text:style-name="P4">Q7</text:p>
          <text:list>
            <text:list-item>
              <text:p text:style-name="P8">Briefly explain the timing of synchronous bus operation.</text:p>
            </text:list-item>
            <text:list-item>
              <text:p text:style-name="P8">Explain read and write operation in a static RAM cell with proper diagram.</text:p>
            </text:list-item>
            <text:list-item>
              <text:p text:style-name="P8">Consider a hard disk with an average seek time of 5 ms, rotation speed of 60,000 rpm. Each sector size is 4096 byte and there are 512 sectors in every track. Calculate the total average time if a 16MB file is read sequentially and randomly. Which technique do you think is better?</text:p>
            </text:list-item>
          </text:list>
        </text:list-item>
        <text:list-item>
          <text:p text:style-name="P4">Q8</text:p>
          <text:list>
            <text:list-item>
              <text:p text:style-name="P8">Write down the differences between dedicated bus and multiplexed bus.</text:p>
            </text:list-item>
            <text:list-item>
              <text:p text:style-name="P8">Briefly explain how interrupt signal improves processor's efficiency (with</text:p>
            </text:list-item>
          </text:list>
        </text:list-item>
      </text:list>
      <text:p text:style-name="P14">suitable example).</text:p>
      <text:list xml:id="list190428896345103" text:continue-numbering="true" text:style-name="WWNum1">
        <text:list-item>
          <text:list>
            <text:list-item>
              <text:p text:style-name="P8">What is RAID? Write short notes on the following RAID levels:</text:p>
              <text:list>
                <text:list-item>
                  <text:p text:style-name="P12">RAID 0 </text:p>
                </text:list-item>
                <text:list-item>
                  <text:p text:style-name="P12">RAID 1</text:p>
                </text:list-item>
                <text:list-item>
                  <text:p text:style-name="P12">RAID 3</text:p>
                </text:list-item>
                <text:list-item>
                  <text:p text:style-name="P12">RAID 6</text:p>
                </text:list-item>
              </text:list>
            </text:list-item>
          </text:list>
        </text:list-item>
      </text:list>
      <text:p text:style-name="P14"/>
      <text:p text:style-name="P14"/>
      <text:p text:style-name="P14"><text:soft-page-break/></text:p>
      <text:p text:style-name="P14"/>
      <text:p text:style-name="P9"><text:tab/> <text:s text:c="4"/></text:p>
      <text:p text:style-name="P9"/>
      <text:p text:style-name="P9"/>
      <text:p text:style-name="Standard"/>
      <text:p text:style-name="P14"/>
      <text:p text:style-name="P14"/>
      <text:p text:style-name="P14"/>
      <text:p text:style-name="P9"/>
      <text:p text:style-name="P10"/>
      <text:p text:style-name="P15"/>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8" meta:word-count="1299" meta:character-count="7711" meta:non-whitespace-character-count="6640"/>
    <meta:generator>LibreOfficeDev/6.0.5.2$Linux_X86_64 LibreOffice_project/</meta:generator>
  </office:meta>
</office:document-meta>
</file>